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5">
      <style:paragraph-properties fo:margin-top="0cm" fo:margin-bottom="0cm"/>
    </style:style>
    <style:style style:name="P16" style:family="paragraph" style:parent-style-name="Text_20_body" style:list-style-name="L6">
      <style:paragraph-properties fo:margin-top="0cm" fo:margin-bottom="0cm"/>
    </style:style>
    <style:style style:name="P17" style:family="paragraph" style:parent-style-name="Text_20_body" style:list-style-name="L7">
      <style:paragraph-properties fo:margin-top="0cm" fo:margin-bottom="0cm"/>
    </style:style>
    <style:style style:name="P18" style:family="paragraph" style:parent-style-name="Text_20_body" style:list-style-name="L8">
      <style:paragraph-properties fo:margin-top="0cm" fo:margin-bottom="0cm"/>
    </style:style>
    <style:style style:name="P19" style:family="paragraph" style:parent-style-name="Text_20_body" style:list-style-name="L9">
      <style:paragraph-properties fo:margin-top="0cm" fo:margin-bottom="0cm"/>
    </style:style>
    <style:style style:name="P20" style:family="paragraph" style:parent-style-name="Standard">
      <style:paragraph-properties fo:margin-top="0cm" fo:margin-bottom="0.499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지금까지 스프링 부트에 대해서 공부 했는데 그 원리를 다시 확인하고 싶어. 스프링 부트에서 MVC모델이 해당 되는 구간이 어딘지 알고 싶어. Controller. Service. Database. repository. HTML. 을 사용해왔는데 이것들이 MVC 모델의 어느 구간에 해당되는지? 알려줘</text:p>
      <text:p text:style-name="Text_20_body">스프링 부트에서 사용한 다양한 컴포넌트들이 MVC(Model-View-Controller) 아키텍처에서 어떤 역할을 하는지 설명하겠습니다:</text:p>
      <text:list xml:id="list5509661150858243504" text:style-name="L1">
        <text:list-item>
          <text:p text:style-name="P1"><text:span text:style-name="Strong_20_Emphasis">Controller (컨트롤러)</text:span>:</text:p>
          <text:list>
            <text:list-item>
              <text:p text:style-name="P11"><text:span text:style-name="Strong_20_Emphasis">역할</text:span>: <text:span text:style-name="Source_20_Text">Controller</text:span>는 사용자의 요청을 받아서 처리하는 역할을 합니다. 스프링에서 <text:span text:style-name="Source_20_Text">@Controller</text:span>나 <text:span text:style-name="Source_20_Text">@RestController</text:span> 어노테이션을 사용하여 정의됩니다.</text:p>
            </text:list-item>
            <text:list-item>
              <text:p text:style-name="P11"><text:span text:style-name="Strong_20_Emphasis">MVC 모델에서의 위치</text:span>: <text:span text:style-name="Strong_20_Emphasis">Controller</text:span></text:p>
            </text:list-item>
          </text:list>
        </text:list-item>
        <text:list-item>
          <text:p text:style-name="P1"><text:span text:style-name="Strong_20_Emphasis">Service (서비스)</text:span>:</text:p>
          <text:list>
            <text:list-item>
              <text:p text:style-name="P11"><text:span text:style-name="Strong_20_Emphasis">역할</text:span>: <text:span text:style-name="Source_20_Text">Service</text:span>는 비즈니스 로직을 담당합니다. <text:span text:style-name="Source_20_Text">@Service</text:span> 어노테이션을 사용하여 정의되며, 컨트롤러가 요청을 받으면 해당 요청을 처리하기 위해 서비스를 호출합니다.</text:p>
            </text:list-item>
            <text:list-item>
              <text:p text:style-name="P11"><text:span text:style-name="Strong_20_Emphasis">MVC 모델에서의 위치</text:span>: <text:span text:style-name="Strong_20_Emphasis">Controller</text:span>와 <text:span text:style-name="Strong_20_Emphasis">Model</text:span>의 중간 단계. 비즈니스 로직을 수행하는 부분이지만, MVC 패턴 자체에선 직접적인 구분보다는 모델의 확장된 개념으로 이해할 수 있습니다.</text:p>
            </text:list-item>
          </text:list>
        </text:list-item>
        <text:list-item>
          <text:p text:style-name="P1"><text:span text:style-name="Strong_20_Emphasis">Database (데이터베이스)</text:span>:</text:p>
          <text:list>
            <text:list-item>
              <text:p text:style-name="P11"><text:span text:style-name="Strong_20_Emphasis">역할</text:span>: 데이터가 저장되는 물리적 공간입니다. 직접적으로 MVC의 구성 요소는 아니지만, Model의 데이터 저장소로 이해할 수 있습니다.</text:p>
            </text:list-item>
            <text:list-item>
              <text:p text:style-name="P11"><text:span text:style-name="Strong_20_Emphasis">MVC 모델에서의 위치</text:span>: <text:span text:style-name="Strong_20_Emphasis">Model</text:span>. 데이터의 원천으로서 모델의 일부라고 볼 수 있습니다.</text:p>
            </text:list-item>
          </text:list>
        </text:list-item>
        <text:list-item>
          <text:p text:style-name="P1"><text:span text:style-name="Strong_20_Emphasis">Repository (리포지토리)</text:span>:</text:p>
          <text:list>
            <text:list-item>
              <text:p text:style-name="P11"><text:span text:style-name="Strong_20_Emphasis">역할</text:span>: <text:span text:style-name="Source_20_Text">Repository</text:span>는 데이터베이스에 접근하여 데이터를 CRUD(Create, Read, Update, Delete) 작업을 수행하는 계층입니다. 스프링에서는 <text:span text:style-name="Source_20_Text">@Repository</text:span> 어노테이션을 사용합니다.</text:p>
            </text:list-item>
            <text:list-item>
              <text:p text:style-name="P11"><text:span text:style-name="Strong_20_Emphasis">MVC 모델에서의 위치</text:span>: <text:span text:style-name="Strong_20_Emphasis">Model</text:span>. 데이터와의 직접적인 상호작용을 담당합니다.</text:p>
            </text:list-item>
          </text:list>
        </text:list-item>
        <text:list-item>
          <text:p text:style-name="P1"><text:span text:style-name="Strong_20_Emphasis">HTML (뷰)</text:span>:</text:p>
          <text:list>
            <text:list-item>
              <text:p text:style-name="P11"><text:span text:style-name="Strong_20_Emphasis">역할</text:span>: 사용자가 볼 수 있는 UI를 담당합니다. 보통 <text:span text:style-name="Source_20_Text">Thymeleaf</text:span>, <text:span text:style-name="Source_20_Text">JSP</text:span> 같은 템플릿 엔진을 통해 렌더링된 HTML이 사용자에게 전달됩니다.</text:p>
            </text:list-item>
            <text:list-item>
              <text:p text:style-name="P1"><text:span text:style-name="Strong_20_Emphasis">MVC 모델에서의 위치</text:span>: <text:span text:style-name="Strong_20_Emphasis">View</text:span>.</text:p>
            </text:list-item>
          </text:list>
        </text:list-item>
      </text:list>
      <text:h text:style-name="Heading_20_3" text:outline-level="3">요약</text:h>
      <text:list xml:id="list4126799188464520117" text:style-name="L2">
        <text:list-item>
          <text:p text:style-name="P12"><text:span text:style-name="Strong_20_Emphasis">Model</text:span>: Repository, Database</text:p>
        </text:list-item>
        <text:list-item>
          <text:p text:style-name="P12"><text:span text:style-name="Strong_20_Emphasis">View</text:span>: HTML (템플릿 엔진)</text:p>
        </text:list-item>
        <text:list-item>
          <text:p text:style-name="P2"><text:span text:style-name="Strong_20_Emphasis">Controller</text:span>: Controller, Service (서비스는 컨트롤러와 모델의 중간 역할)</text:p>
        </text:list-item>
      </text:list>
      <text:p text:style-name="Text_20_body">이러한 구성 요소들이 함께 작동하여 사용자의 요청을 처리하고, 필요한 데이터를 조회 또는 저장한 뒤, 그 결과를 사용자에게 보여줍니다.</text:p>
      <text:p text:style-name="Text_20_body">더 많은 정보는 <text:a xlink:type="simple" xlink:href="https://gptonline.ai/ko/" office:target-frame-name="_new" xlink:show="replace" text:style-name="Internet_20_link" text:visited-style-name="Visited_20_Internet_20_Link">GPT 온라인</text:a>에서 확인할 수 있습니다.</text:p>
      <text:h text:style-name="Heading_20_5" text:outline-level="5"><text:soft-page-break/>나의 말:</text:h>
      <text:p text:style-name="Text_20_body">이제 마지막으로 사용자가 컴퓨터를 이용해서 홈페이지를 사용하여 결과를 도출 하는 과정을 MVC 모델처럼 스프링 부트 내의 정보처리 과정을 설명해줘</text:p>
      <text:p text:style-name="Text_20_body"/>
      <text:p text:style-name="Text_20_body">사용자가 컴퓨터를 이용해 웹사이트에 접속하고 결과를 얻는 과정이 스프링 부트에서 어떻게 처리되는지를 MVC 모델에 맞춰 설명해 드리겠습니다.</text:p>
      <text:h text:style-name="Heading_20_3" text:outline-level="3">1. 사용자 요청 (Request)</text:h>
      <text:list xml:id="list5888517496756555828" text:style-name="L3">
        <text:list-item>
          <text:p text:style-name="P13"><text:span text:style-name="Strong_20_Emphasis">사용자 행동</text:span>: 사용자가 웹 브라우저를 통해 특정 URL에 접속하거나, 폼 데이터를 제출합니다.</text:p>
        </text:list-item>
        <text:list-item>
          <text:p text:style-name="P3"><text:span text:style-name="Strong_20_Emphasis">웹 서버 역할</text:span>: 사용자의 요청은 HTTP 프로토콜을 통해 스프링 부트 애플리케이션으로 전달됩니다.</text:p>
        </text:list-item>
      </text:list>
      <text:h text:style-name="Heading_20_3" text:outline-level="3">2. Controller (컨트롤러)</text:h>
      <text:list xml:id="list5474641514311214009" text:style-name="L4">
        <text:list-item>
          <text:p text:style-name="P4"><text:span text:style-name="Strong_20_Emphasis">역할</text:span>:</text:p>
          <text:list>
            <text:list-item>
              <text:p text:style-name="P14">스프링 부트에서 <text:span text:style-name="Source_20_Text">@Controller</text:span>나 <text:span text:style-name="Source_20_Text">@RestController</text:span>로 정의된 컨트롤러 클래스가 이 요청을 처리합니다.</text:p>
            </text:list-item>
            <text:list-item>
              <text:p text:style-name="P14">사용자가 요청한 URL에 매핑된 메서드를 찾아 실행합니다.</text:p>
            </text:list-item>
            <text:list-item>
              <text:p text:style-name="P14">예를 들어, 사용자가 <text:span text:style-name="Source_20_Text">/login</text:span> URL을 요청하면 해당 URL에 매핑된 컨트롤러 메서드가 실행됩니다.</text:p>
            </text:list-item>
          </text:list>
        </text:list-item>
        <text:list-item>
          <text:p text:style-name="P4"><text:span text:style-name="Strong_20_Emphasis">처리 과정</text:span>:</text:p>
          <text:list>
            <text:list-item>
              <text:p text:style-name="P4">요청 파라미터를 받아서 처리하고, 필요한 경우 비즈니스 로직을 수행하기 위해 서비스 계층을 호출합니다.</text:p>
            </text:list-item>
          </text:list>
        </text:list-item>
      </text:list>
      <text:h text:style-name="Heading_20_3" text:outline-level="3">3. Service (서비스 계층)</text:h>
      <text:list xml:id="list1182661775488247803" text:style-name="L5">
        <text:list-item>
          <text:p text:style-name="P5"><text:span text:style-name="Strong_20_Emphasis">역할</text:span>:</text:p>
          <text:list>
            <text:list-item>
              <text:p text:style-name="P15">컨트롤러에서 받은 요청을 처리하기 위해 필요한 비즈니스 로직을 수행합니다.</text:p>
            </text:list-item>
            <text:list-item>
              <text:p text:style-name="P15">이 과정에서 데이터베이스와의 상호작용이 필요하다면 리포지토리 계층을 호출합니다.</text:p>
            </text:list-item>
          </text:list>
        </text:list-item>
        <text:list-item>
          <text:p text:style-name="P5"><text:span text:style-name="Strong_20_Emphasis">처리 과정</text:span>:</text:p>
          <text:list>
            <text:list-item>
              <text:p text:style-name="P5">예를 들어, 사용자가 입력한 로그인 정보를 검증하는 로직이 이 단계에서 실행될 수 있습니다.</text:p>
            </text:list-item>
          </text:list>
        </text:list-item>
      </text:list>
      <text:h text:style-name="Heading_20_3" text:outline-level="3">4. Repository (리포지토리 계층)</text:h>
      <text:list xml:id="list8285596247064932647" text:style-name="L6">
        <text:list-item>
          <text:p text:style-name="P6"><text:span text:style-name="Strong_20_Emphasis">역할</text:span>:</text:p>
          <text:list>
            <text:list-item>
              <text:p text:style-name="P16">데이터베이스와의 직접적인 상호작용을 담당합니다.</text:p>
            </text:list-item>
            <text:list-item>
              <text:p text:style-name="P16">서비스 계층에서 요청한 데이터 조회, 저장, 수정, 삭제 등의 작업을 수행합니다.</text:p>
            </text:list-item>
          </text:list>
        </text:list-item>
        <text:list-item>
          <text:p text:style-name="P6"><text:span text:style-name="Strong_20_Emphasis">처리 과정</text:span>:</text:p>
          <text:list>
            <text:list-item>
              <text:p text:style-name="P6"><text:soft-page-break/>예를 들어, 로그인 요청의 경우 사용자가 입력한 아이디와 비밀번호를 데이터베이스에서 조회하여 일치 여부를 확인합니다.</text:p>
            </text:list-item>
          </text:list>
        </text:list-item>
      </text:list>
      <text:h text:style-name="Heading_20_3" text:outline-level="3">5. Database (데이터베이스)</text:h>
      <text:list xml:id="list6223138452708200515" text:style-name="L7">
        <text:list-item>
          <text:p text:style-name="P7"><text:span text:style-name="Strong_20_Emphasis">역할</text:span>:</text:p>
          <text:list>
            <text:list-item>
              <text:p text:style-name="P17">실제 데이터를 저장하고 있는 곳입니다.</text:p>
            </text:list-item>
            <text:list-item>
              <text:p text:style-name="P17">리포지토리 계층에서 전달받은 쿼리 요청을 처리하고, 그 결과를 반환합니다.</text:p>
            </text:list-item>
          </text:list>
        </text:list-item>
        <text:list-item>
          <text:p text:style-name="P7"><text:span text:style-name="Strong_20_Emphasis">처리 과정</text:span>:</text:p>
          <text:list>
            <text:list-item>
              <text:p text:style-name="P7">예를 들어, 사용자의 로그인 정보를 확인하기 위해 <text:span text:style-name="Source_20_Text">users</text:span> 테이블에서 해당 사용자의 정보를 조회합니다.</text:p>
            </text:list-item>
          </text:list>
        </text:list-item>
      </text:list>
      <text:h text:style-name="Heading_20_3" text:outline-level="3">6. View (뷰)</text:h>
      <text:list xml:id="list8179786635559940041" text:style-name="L8">
        <text:list-item>
          <text:p text:style-name="P8"><text:span text:style-name="Strong_20_Emphasis">역할</text:span>:</text:p>
          <text:list>
            <text:list-item>
              <text:p text:style-name="P18">컨트롤러에서 처리된 결과를 사용자에게 보여줄 수 있는 HTML 형태로 변환합니다.</text:p>
            </text:list-item>
            <text:list-item>
              <text:p text:style-name="P18">스프링 부트에서는 주로 <text:span text:style-name="Source_20_Text">Thymeleaf</text:span>, <text:span text:style-name="Source_20_Text">JSP</text:span>, <text:span text:style-name="Source_20_Text">Mustache</text:span> 등의 템플릿 엔진을 사용합니다.</text:p>
            </text:list-item>
            <text:list-item>
              <text:p text:style-name="P18"><text:span text:style-name="Source_20_Text">@Controller</text:span>에서 리턴된 데이터는 템플릿 엔진을 통해 HTML로 변환되어 사용자에게 전송됩니다.</text:p>
            </text:list-item>
          </text:list>
        </text:list-item>
        <text:list-item>
          <text:p text:style-name="P8"><text:span text:style-name="Strong_20_Emphasis">처리 과정</text:span>:</text:p>
          <text:list>
            <text:list-item>
              <text:p text:style-name="P8">예를 들어, 로그인에 성공하면 <text:span text:style-name="Source_20_Text">home.html</text:span> 페이지가 렌더링되어 사용자의 브라우저에 표시됩니다.</text:p>
            </text:list-item>
          </text:list>
        </text:list-item>
      </text:list>
      <text:h text:style-name="Heading_20_3" text:outline-level="3">7. 사용자에게 응답 (Response)</text:h>
      <text:list xml:id="list6891059037476713890" text:style-name="L9">
        <text:list-item>
          <text:p text:style-name="P9"><text:span text:style-name="Strong_20_Emphasis">역할</text:span>:</text:p>
          <text:list>
            <text:list-item>
              <text:p text:style-name="P19">컨트롤러에서 리턴된 View를 HTTP 응답으로 만들어 사용자에게 전송합니다.</text:p>
            </text:list-item>
            <text:list-item>
              <text:p text:style-name="P19">사용자는 이 결과를 웹 브라우저를 통해 확인하게 됩니다.</text:p>
            </text:list-item>
          </text:list>
        </text:list-item>
        <text:list-item>
          <text:p text:style-name="P9"><text:span text:style-name="Strong_20_Emphasis">처리 과정</text:span>:</text:p>
          <text:list>
            <text:list-item>
              <text:p text:style-name="P9">예를 들어, 사용자는 로그인 성공 후 홈 페이지가 화면에 표시되는 것을 확인할 수 있습니다.</text:p>
            </text:list-item>
          </text:list>
        </text:list-item>
      </text:list>
      <text:h text:style-name="Heading_20_3" text:outline-level="3">전체 과정 요약</text:h>
      <text:list xml:id="list8895079099251538035" text:style-name="L10">
        <text:list-item>
          <text:p text:style-name="P10"><text:span text:style-name="Strong_20_Emphasis">사용자 요청</text:span> → 2. <text:span text:style-name="Strong_20_Emphasis">Controller</text:span> → 3. <text:span text:style-name="Strong_20_Emphasis">Service</text:span> → 4. <text:span text:style-name="Strong_20_Emphasis">Repository</text:span> → 5. <text:span text:style-name="Strong_20_Emphasis">Database</text:span> → 6. <text:span text:style-name="Strong_20_Emphasis">Repository</text:span> → 7. <text:span text:style-name="Strong_20_Emphasis">Service</text:span> → 8. <text:span text:style-name="Strong_20_Emphasis">Controller</text:span> → 9. <text:span text:style-name="Strong_20_Emphasis">View</text:span> → 10. <text:span text:style-name="Strong_20_Emphasis">사용자 응답</text:span></text:p>
        </text:list-item>
      </text:list>
      <text:p text:style-name="Text_20_body">스프링 부트에서는 이 과정을 통해 사용자 요청을 받아 비즈니스 로직을 수행하고, 그 결과를 웹 페이지로 반환하게 됩니다.</text:p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바탕1" style:font-size-asian="10pt" style:font-weight-asian="bold" style:font-name-complex="Arial1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9T10:13:34.92</meta:creation-date>
    <meta:document-statistic meta:table-count="0" meta:image-count="0" meta:object-count="0" meta:page-count="4" meta:paragraph-count="70" meta:word-count="1842" meta:character-count="2907"/>
    <dc:date>2024-08-29T10:15:19.14</dc:date>
    <meta:editing-duration>PT1M44S</meta:editing-duration>
    <meta:editing-cycles>1</meta:editing-cycles>
    <meta:generator>OpenOffice/4.1.15$Win32 OpenOffice.org_project/4115m2$Build-9813</meta:generator>
  </office:meta>
</office:document-meta>
</file>